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c2289" officeooo:paragraph-rsid="000c2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e día me dedique a trabajar con la base de datos, para tener los registros necesarios para que los dispositivos y sensores a probar estén dados de alta, tuve que interactuar directo con la base de datos debido a la falta de interfaz la plataforma antigua para tal tarea.</text:p>
      <text:p text:style-name="P1">Con ayuda de Rolon quien me paso los datos necesarios, di de alta la red, dspositivos o nodos, sensores, y sus campos correspondien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9:34:22.973232415</meta:creation-date>
    <meta:generator>LibreOffice/5.3.7.2.0$Linux_X86_64 LibreOffice_project/30m0$Build-2</meta:generator>
    <dc:date>2018-02-08T09:37:10.298362566</dc:date>
    <meta:editing-duration>PT2M50S</meta:editing-duration>
    <meta:editing-cycles>1</meta:editing-cycles>
    <meta:document-statistic meta:table-count="0" meta:image-count="0" meta:object-count="0" meta:page-count="1" meta:paragraph-count="2" meta:word-count="72" meta:character-count="409" meta:non-whitespace-character-count="338"/>
  </office:meta>
</office:document-meta>
</file>